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9.5cm" svg:x="12.5cm" svg:y="6cm">
          <draw:glue-point draw:id="4" svg:x="5cm" svg:y="-4.473cm"/>
          <draw:glue-point draw:id="5" svg:x="-5cm" svg:y="-4.473cm"/>
          <draw:glue-point draw:id="6" svg:x="-5cm" svg:y="-4.473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ShowUrl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SeasonsNbr</text:span></text:p>
          <text:p text:style-name="P1"><text:span text:style-name="T1">Status</text:span></text:p>
          <text:p text:style-name="P1"><text:span text:style-name="T1">Classification</text:span></text:p>
          <text:p text:style-name="P1"><text:span text:style-name="T1">Genres</text:span></text:p>
          <text:p text:style-name="P1"><text:span text:style-name="T1">EndedFlag</text:span></text:p>
          <text:p text:style-name="P1"><text:span text:style-name="T1">Runtime</text:span></text:p>
          <text:p text:style-name="P1"><text:span text:style-name="T1">Airtime</text:span></text:p>
          <text:p text:style-name="P1"><text:span text:style-name="T1">Airday</text:span></text:p>
          <text:p text:style-name="P1"><text:span text:style-name="T1">Timezone</text:span></text:p>
          <text:p text:style-name="P1"><text:span text:style-name="T1">Timestamp</text:span></text:p>
        </draw:rect>
        <draw:rect draw:style-name="gr2" draw:text-style-name="P3" draw:layer="layout" svg:width="3.5cm" svg:height="1cm" svg:x="12.5cm" svg:y="5cm">
          <text:p text:style-name="P3">T_Shows</text:p>
        </draw:rect>
        <draw:rect draw:style-name="gr2" draw:text-style-name="P3" draw:layer="layout" svg:width="5cm" svg:height="1cm" svg:x="20.5cm" svg:y="3.5cm">
          <text:p text:style-name="P3">T_Episodes</text:p>
        </draw:rect>
        <draw:connector draw:style-name="gr3" draw:text-style-name="P3" draw:layer="layout" svg:x1="16cm" svg:y1="6.501cm" svg:x2="20.5cm" svg:y2="5.368cm" draw:start-shape="id1" draw:start-glue-point="4" draw:end-shape="id2" draw:end-glue-point="4" svg:d="m16000 6501h2250v-1133h2250">
          <text:p/>
        </draw:connector>
        <draw:rect draw:style-name="gr4" draw:text-style-name="P3" draw:layer="layout" svg:width="8cm" svg:height="3cm" svg:x="15.5cm" svg:y="17cm">
          <text:p text:style-name="P3">nextShows' cache DB </text:p>
          <text:p text:style-name="P3">relational model 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 change : sta</text:span><text:span text:style-name="T2"><text:line-break/></text:span><text:span text:style-name="T2">Date : 2 dec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5cm" svg:height="6.5cm" svg:x="20.5cm" svg:y="4.5cm">
          <draw:glue-point draw:id="4" svg:x="-5cm" svg:y="-3.666cm"/>
          <text:p text:style-name="P1"><text:span text:style-name="T1">idT_Episodes</text:span><text:span text:style-name="T1"><text:line-break/></text:span><text:span text:style-name="T1">Shows_id</text:span></text:p>
          <text:p text:style-name="P1"><text:span text:style-name="T1">EpisodeName</text:span></text:p>
          <text:p text:style-name="P1"><text:span text:style-name="T1">EpisodeCount</text:span></text:p>
          <text:p text:style-name="P1"><text:span text:style-name="T1">EpisodeNumber</text:span></text:p>
          <text:p text:style-name="P1"><text:span text:style-name="T1">ProdNumber</text:span><text:span text:style-name="T1"><text:line-break/></text:span><text:span text:style-name="T1">SeasonNumber</text:span></text:p>
          <text:p text:style-name="P1"><text:span text:style-name="T1">EpisodeUrl</text:span></text:p>
          <text:p text:style-name="P1"><text:span text:style-name="T1">Date</text:span></text:p>
          <text:p text:style-name="P1"><text:span text:style-name="T1">IsSpecial</text:span></text:p>
        </draw:rect>
        <draw:rect draw:style-name="gr2" draw:text-style-name="P3" draw:layer="layout" svg:width="3.5cm" svg:height="1cm" svg:x="7cm" svg:y="15.5cm">
          <text:p text:style-name="P3">T_Version</text:p>
        </draw:rect>
        <draw:rect draw:style-name="gr1" draw:text-style-name="P2" draw:layer="layout" svg:width="3.5cm" svg:height="2.5cm" svg:x="7cm" svg:y="16.5cm">
          <text:p text:style-name="P1"><text:span text:style-name="T1">Version</text:span></text:p>
        </draw:rect>
        <draw:rect draw:style-name="gr2" draw:text-style-name="P3" draw:layer="layout" svg:width="4.5cm" svg:height="1cm" svg:x="3.5cm" svg:y="3.5cm">
          <text:p text:style-name="P3">T_Akas</text:p>
        </draw:rect>
        <draw:rect draw:style-name="gr1" draw:text-style-name="P2" draw:id="id4" draw:layer="layout" svg:width="4.5cm" svg:height="2cm" svg:x="3.5cm" svg:y="4.5cm">
          <draw:glue-point draw:id="4" svg:x="5cm" svg:y="-2.5cm"/>
          <text:p text:style-name="P2">T_Akas_Shows_id</text:p>
          <text:p text:style-name="P2">Country</text:p>
          <text:p text:style-name="P2">Name</text:p>
        </draw:rect>
        <draw:rect draw:style-name="gr2" draw:text-style-name="P3" draw:layer="layout" svg:width="5.5cm" svg:height="1cm" svg:x="3.5cm" svg:y="10cm">
          <text:p text:style-name="P3">T_Networks</text:p>
        </draw:rect>
        <draw:rect draw:style-name="gr1" draw:text-style-name="P2" draw:id="id3" draw:layer="layout" svg:width="5.5cm" svg:height="2.5cm" svg:x="3.5cm" svg:y="11cm">
          <draw:glue-point draw:id="4" svg:x="5cm" svg:y="-3cm"/>
          <text:p text:style-name="P1"><text:span text:style-name="T1">T_Networks_Shows_id</text:span></text:p>
          <text:p text:style-name="P1"><text:span text:style-name="T1">Country</text:span></text:p>
          <text:p text:style-name="P1"><text:span text:style-name="T1">Name</text:span></text:p>
        </draw:rect>
        <draw:connector draw:style-name="gr3" draw:text-style-name="P3" draw:layer="layout" svg:x1="12.5cm" svg:y1="6.501cm" svg:x2="9cm" svg:y2="11.5cm" draw:start-shape="id1" draw:start-glue-point="5" draw:end-shape="id3" draw:end-glue-point="4" svg:d="m12500 6501h-1750v4999h-1750">
          <text:p/>
        </draw:connector>
        <draw:connector draw:style-name="gr3" draw:text-style-name="P3" draw:layer="layout" svg:x1="12.5cm" svg:y1="6.501cm" svg:x2="8cm" svg:y2="5cm" draw:start-shape="id1" draw:start-glue-point="5" draw:end-shape="id4" draw:end-glue-point="4" svg:d="m12500 6501h-2250v-1501h-2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2-02T19:41:20</dc:date>
    <meta:editing-duration>PT02H16M58S</meta:editing-duration>
    <meta:editing-cycles>17</meta:editing-cycles>
    <meta:generator>OpenOffice.org/3.0$Linux OpenOffice.org_project/300m9$Build-9358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